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80017@st13-lab312:~/Pulpit/lab3$ gcc zad.c -o zad -Wall</text:p>
      <text:p text:style-name="Standard">80017@st13-lab312:~/Pulpit/lab3$ ./zad</text:p>
      <text:p text:style-name="Standard">Podaj nazwe pliku: asd</text:p>
      <text:p text:style-name="Standard">Blad otwarcia pliku</text:p>
      <text:p text:style-name="Standard">80017@st13-lab312:~/Pulpit/lab3$ ./zad</text:p>
      <text:p text:style-name="Standard">Podaj nazwe pliku: plik.txt</text:p>
      <text:p text:style-name="Standard"><text:s/>Lorem ipsum dolor sit amet, consectetur adipiscing elit. Cras venenatis rhoncus elementum. Pellentesque eget feugiat odio. Proin ultricies feugiat vehicula. Interdum et malesuada fames ac ante ipsum primis in faucibus. Pellentesque aliquet neque at nisi sollicitudin, et faucibus felis pretium. Phasellus non elit sit amet turpis gravida viverra ac eget odio. Donec nec condimentum libero, sed dapibus enim. Quisque at ex rhoncus, pulvinar felis quis, tincidunt urna. Maecenas pharetra lorem sed luctus consectetur. Suspendisse potenti. Nullam ut ante odio.</text:p>
      <text:p text:style-name="Standard"></text:p>
      <text:p text:style-name="Standard">In ultricies tellus quam, eu elementum lacus placerat sit amet. Sed sollicitudin magna quis tellus ullamcorper blandit sit amet vitae dolor. Curabitur mollis laoreet nulla, et fringilla eros pulvinar quis. Vestibulum ornare neque libero, vitae lacinia erat laoreet vel. Quisque vel suscipit velit. Nullam ornare vitae justo et aliquet. Sed facilisis vulputate nisl, eget dapibus ante pulvinar tincidunt. Nam imperdiet at libero in luctus. Aenean eget libero eleifend, accumsan lorem id, commodo nisi. </text:p>
      <text:p text:style-name="Standard">80017@st13-lab312:~/Pulpit/lab3$ ./zad</text:p>
      <text:p text:style-name="Standard">Podaj nazwe pliku: zad.c</text:p>
      <text:p text:style-name="Standard">#include &lt;stdio.h&gt;</text:p>
      <text:p text:style-name="Standard">#include &lt;stdlib.h&gt;</text:p>
      <text:p text:style-name="Standard">#include &lt;unistd.h&gt;</text:p>
      <text:p text:style-name="Standard">#include &lt;string.h&gt;</text:p>
      <text:p text:style-name="Standard">#include &lt;sys/types.h&gt;</text:p>
      <text:p text:style-name="Standard">#include &lt;sys/wait.h&gt;</text:p>
      <text:p text:style-name="Standard"></text:p>
      <text:p text:style-name="Standard">int n;</text:p>
      <text:p text:style-name="Standard">char buff[100], buff2[100], filename[100];</text:p>
      <text:p text:style-name="Standard">int pipechild[2], pipeparent[2];</text:p>
      <text:p text:style-name="Standard">int childpid;</text:p>
      <text:p text:style-name="Standard"></text:p>
      <text:p text:style-name="Standard">int main(){</text:p>
      <text:p text:style-name="Standard"><text:tab/>if(pipe(pipechild) &lt; 0)</text:p>
      <text:p text:style-name="Standard"><text:tab/><text:tab/>perror("Blad otwierania pipe_c\n");</text:p>
      <text:p text:style-name="Standard"><text:tab/>if(pipe(pipeparent) &lt; 0)</text:p>
      <text:p text:style-name="Standard"><text:tab/><text:tab/>perror("Blad otwierania pipe_s\n");</text:p>
      <text:p text:style-name="Standard"></text:p>
      <text:p text:style-name="Standard"><text:tab/>if((childpid = fork()) == -1){</text:p>
      <text:p text:style-name="Standard"><text:tab/><text:tab/>perror("Blad fork\n");</text:p>
      <text:p text:style-name="Standard"><text:tab/>} else {</text:p>
      <text:p text:style-name="Standard"><text:tab/><text:tab/>if(childpid == 0){</text:p>
      <text:p text:style-name="Standard"><text:tab/><text:tab/><text:tab/>close(pipechild[1]);</text:p>
      <text:p text:style-name="Standard"><text:tab/><text:tab/><text:tab/>close(pipeparent[0]);</text:p>
      <text:p text:style-name="Standard"></text:p>
      <text:p text:style-name="Standard"><text:tab/><text:tab/><text:tab/>if((n = read(pipechild[0], buff, sizeof(buff))) &lt;= 0)</text:p>
      <text:p text:style-name="Standard"><text:tab/><text:tab/><text:tab/><text:tab/>perror("Blad odczytu pipechild[0]\n");</text:p>
      <text:p text:style-name="Standard"></text:p>
      <text:p text:style-name="Standard"><text:tab/><text:tab/><text:tab/>FILE *file = fopen(buff, "r");</text:p>
      <text:p text:style-name="Standard"></text:p>
      <text:p text:style-name="Standard"><text:tab/><text:tab/><text:tab/>if(file == NULL){</text:p>
      <text:p text:style-name="Standard"><text:soft-page-break/><text:tab/><text:tab/><text:tab/><text:tab/>if(write(pipeparent[1], "Blad otwarcia pliku\n", 20) != 20)</text:p>
      <text:p text:style-name="Standard"><text:tab/><text:tab/><text:tab/><text:tab/><text:tab/>perror("Blad zapisu pipserver[1]\n");</text:p>
      <text:p text:style-name="Standard"><text:tab/><text:tab/><text:tab/>} else {</text:p>
      <text:p text:style-name="Standard"><text:tab/><text:tab/><text:tab/><text:tab/>while(fgets(buff, sizeof(buff), file) != NULL)</text:p>
      <text:p text:style-name="Standard"><text:s text:c="16"/><text:tab/><text:tab/><text:tab/>write(pipeparent[1], buff, sizeof(buff));</text:p>
      <text:p text:style-name="Standard"><text:tab/><text:tab/><text:tab/>}</text:p>
      <text:p text:style-name="Standard"></text:p>
      <text:p text:style-name="Standard"><text:tab/><text:tab/><text:tab/>fclose(file);</text:p>
      <text:p text:style-name="Standard"></text:p>
      <text:p text:style-name="Standard"><text:tab/><text:tab/><text:tab/>close(pipechild[0]);</text:p>
      <text:p text:style-name="Standard"><text:tab/><text:tab/><text:tab/>close(pipeparent[1]);</text:p>
      <text:p text:style-name="Standard"><text:tab/><text:tab/>} else {</text:p>
      <text:p text:style-name="Standard"><text:tab/><text:tab/><text:tab/>close(pipechild[0]);</text:p>
      <text:p text:style-name="Standard"><text:tab/><text:tab/><text:tab/>close(pipeparent[1]);</text:p>
      <text:p text:style-name="Standard"></text:p>
      <text:p text:style-name="Standard"><text:tab/><text:tab/><text:tab/>printf("Podaj nazwe pliku: ");<text:tab/><text:tab/></text:p>
      <text:p text:style-name="Standard"><text:tab/><text:tab/><text:tab/>scanf("%s", filename);</text:p>
      <text:p text:style-name="Standard"></text:p>
      <text:p text:style-name="Standard"><text:tab/><text:tab/><text:tab/>if(write(pipechild[1], filename, sizeof(filename)) != sizeof(filename))</text:p>
      <text:p text:style-name="Standard"><text:tab/><text:tab/><text:tab/><text:tab/>perror("Blad zapisu pipechild[1]\n");</text:p>
      <text:p text:style-name="Standard"></text:p>
      <text:p text:style-name="Standard"><text:tab/><text:tab/><text:tab/>while(read(pipeparent[0], buff2, sizeof(buff2)) &gt; 0)</text:p>
      <text:p text:style-name="Standard"><text:s text:c="20"/><text:tab/><text:tab/>write(1, buff2, strlen(buff2)); </text:p>
      <text:p text:style-name="Standard"></text:p>
      <text:p text:style-name="Standard"><text:tab/><text:tab/><text:tab/>wait(NULL);</text:p>
      <text:p text:style-name="Standard"><text:tab/><text:tab/><text:tab/>close(pipechild[1]);</text:p>
      <text:p text:style-name="Standard"><text:tab/><text:tab/><text:tab/>close(pipeparent[0]);</text:p>
      <text:p text:style-name="Standard"><text:tab/><text:tab/>}</text:p>
      <text:p text:style-name="Standard"><text:tab/>}</text:p>
      <text:p text:style-name="Standard"></text:p>
      <text:p text:style-name="Standard"><text:tab/>return 0;</text:p>
      <text:p text:style-name="Standard">}</text:p>
      <text:p text:style-name="Standard">80017@st13-lab312:~/Pulpit/lab3$ clear</text:p>
      <text:p text:style-name="Standard"></text:p>
      <text:p text:style-name="Standard">80017@st13-lab312:~/Pulpit/lab3$ gcc zad.c -o zad -Wall</text:p>
      <text:p text:style-name="Standard">80017@st13-lab312:~/Pulpit/lab3$ ./zad</text:p>
      <text:p text:style-name="Standard">Podaj nazwe pliku: asd</text:p>
      <text:p text:style-name="Standard">Blad otwarcia pliku</text:p>
      <text:p text:style-name="Standard">80017@st13-lab312:~/Pulpit/lab3$ ./zad</text:p>
      <text:p text:style-name="Standard">Podaj nazwe pliku: plik.txt</text:p>
      <text:p text:style-name="Standard"><text:s/>Lorem ipsum dolor sit amet, consectetur adipiscing elit. Cras venenatis rhoncus elementum. Pellentesque eget feugiat odio. Proin ultricies feugiat vehicula. Interdum et malesuada fames ac ante ipsum primis in faucibus. Pellentesque aliquet neque at nisi sollicitudin, et faucibus felis pretium. Phasellus non elit sit amet turpis gravida viverra ac eget odio. Donec nec condimentum libero, sed dapibus enim. Quisque at ex rhoncus, pulvinar felis quis, tincidunt urna. Maecenas pharetra lorem sed luctus consectetur. Suspendisse potenti. Nullam ut ante odio.</text:p>
      <text:p text:style-name="Standard"></text:p>
      <text:p text:style-name="Standard">In ultricies tellus quam, eu elementum lacus placerat sit amet. Sed sollicitudin magna quis tellus ullamcorper blandit sit amet vitae dolor. Curabitur mollis laoreet nulla, et fringilla eros pulvinar quis. Vestibulum ornare neque libero, vitae lacinia erat laoreet vel. Quisque vel suscipit velit. Nullam ornare vitae justo et aliquet. Sed facilisis vulputate nisl, eget dapibus ante pulvinar tincidunt. Nam imperdiet at libero in luctus. Aenean eget libero eleifend, accumsan lorem id, <text:soft-page-break/>commodo nisi. </text:p>
      <text:p text:style-name="Standard">80017@st13-lab312:~/Pulpit/lab3$ ./zad</text:p>
      <text:p text:style-name="Standard">Podaj nazwe pliku: zad.c</text:p>
      <text:p text:style-name="Standard">#include &lt;stdio.h&gt;</text:p>
      <text:p text:style-name="Standard">#include &lt;stdlib.h&gt;</text:p>
      <text:p text:style-name="Standard">#include &lt;unistd.h&gt;</text:p>
      <text:p text:style-name="Standard">#include &lt;string.h&gt;</text:p>
      <text:p text:style-name="Standard">#include &lt;sys/types.h&gt;</text:p>
      <text:p text:style-name="Standard">#include &lt;sys/wait.h&gt;</text:p>
      <text:p text:style-name="Standard"></text:p>
      <text:p text:style-name="Standard">int n;</text:p>
      <text:p text:style-name="Standard">char buff[100], buff2[100], filename[100];</text:p>
      <text:p text:style-name="Standard">int pipechild[2], pipeparent[2];</text:p>
      <text:p text:style-name="Standard">int childpid;</text:p>
      <text:p text:style-name="Standard"></text:p>
      <text:p text:style-name="Standard">int main(){</text:p>
      <text:p text:style-name="Standard"><text:tab/>if(pipe(pipechild) &lt; 0)</text:p>
      <text:p text:style-name="Standard"><text:tab/><text:tab/>perror("Blad otwierania pipe_c\n");</text:p>
      <text:p text:style-name="Standard"><text:tab/>if(pipe(pipeparent) &lt; 0)</text:p>
      <text:p text:style-name="Standard"><text:tab/><text:tab/>perror("Blad otwierania pipe_s\n");</text:p>
      <text:p text:style-name="Standard"></text:p>
      <text:p text:style-name="Standard"><text:tab/>if((childpid = fork()) == -1){</text:p>
      <text:p text:style-name="Standard"><text:tab/><text:tab/>perror("Blad fork\n");</text:p>
      <text:p text:style-name="Standard"><text:tab/>} else {</text:p>
      <text:p text:style-name="Standard"><text:tab/><text:tab/>if(childpid == 0){</text:p>
      <text:p text:style-name="Standard"><text:tab/><text:tab/><text:tab/>close(pipechild[1]);</text:p>
      <text:p text:style-name="Standard"><text:tab/><text:tab/><text:tab/>close(pipeparent[0]);</text:p>
      <text:p text:style-name="Standard"></text:p>
      <text:p text:style-name="Standard"><text:tab/><text:tab/><text:tab/>if((n = read(pipechild[0], buff, sizeof(buff))) &lt;= 0)</text:p>
      <text:p text:style-name="Standard"><text:tab/><text:tab/><text:tab/><text:tab/>perror("Blad odczytu pipechild[0]\n");</text:p>
      <text:p text:style-name="Standard"></text:p>
      <text:p text:style-name="Standard"><text:tab/><text:tab/><text:tab/>FILE *file = fopen(buff, "r");</text:p>
      <text:p text:style-name="Standard"></text:p>
      <text:p text:style-name="Standard"><text:tab/><text:tab/><text:tab/>if(file == NULL){</text:p>
      <text:p text:style-name="Standard"><text:tab/><text:tab/><text:tab/><text:tab/>if(write(pipeparent[1], "Blad otwarcia pliku\n", 20) != 20)</text:p>
      <text:p text:style-name="Standard"><text:tab/><text:tab/><text:tab/><text:tab/><text:tab/>perror("Blad zapisu pipserver[1]\n");</text:p>
      <text:p text:style-name="Standard"><text:tab/><text:tab/><text:tab/>} else {</text:p>
      <text:p text:style-name="Standard"><text:tab/><text:tab/><text:tab/><text:tab/>while(fgets(buff, sizeof(buff), file) != NULL)</text:p>
      <text:p text:style-name="Standard"><text:s text:c="16"/><text:tab/><text:tab/><text:tab/>write(pipeparent[1], buff, sizeof(buff));</text:p>
      <text:p text:style-name="Standard"><text:tab/><text:tab/><text:tab/>}</text:p>
      <text:p text:style-name="Standard"></text:p>
      <text:p text:style-name="Standard"><text:tab/><text:tab/><text:tab/>fclose(file);</text:p>
      <text:p text:style-name="Standard"></text:p>
      <text:p text:style-name="Standard"><text:tab/><text:tab/><text:tab/>close(pipechild[0]);</text:p>
      <text:p text:style-name="Standard"><text:tab/><text:tab/><text:tab/>close(pipeparent[1]);</text:p>
      <text:p text:style-name="Standard"><text:tab/><text:tab/>} else {</text:p>
      <text:p text:style-name="Standard"><text:tab/><text:tab/><text:tab/>close(pipechild[0]);</text:p>
      <text:p text:style-name="Standard"><text:tab/><text:tab/><text:tab/>close(pipeparent[1]);</text:p>
      <text:p text:style-name="Standard"></text:p>
      <text:p text:style-name="Standard"><text:tab/><text:tab/><text:tab/>printf("Podaj nazwe pliku: ");<text:tab/><text:tab/></text:p>
      <text:p text:style-name="Standard"><text:tab/><text:tab/><text:tab/>scanf("%s", filename);</text:p>
      <text:p text:style-name="Standard"></text:p>
      <text:p text:style-name="Standard"><text:soft-page-break/><text:tab/><text:tab/><text:tab/>if(write(pipechild[1], filename, sizeof(filename)) != sizeof(filename))</text:p>
      <text:p text:style-name="Standard"><text:tab/><text:tab/><text:tab/><text:tab/>perror("Blad zapisu pipechild[1]\n");</text:p>
      <text:p text:style-name="Standard"></text:p>
      <text:p text:style-name="Standard"><text:tab/><text:tab/><text:tab/>while(read(pipeparent[0], buff2, sizeof(buff2)) &gt; 0)</text:p>
      <text:p text:style-name="Standard"><text:s text:c="20"/><text:tab/><text:tab/>write(1, buff2, strlen(buff2)); </text:p>
      <text:p text:style-name="Standard"></text:p>
      <text:p text:style-name="Standard"><text:tab/><text:tab/><text:tab/>wait(NULL);</text:p>
      <text:p text:style-name="Standard"><text:tab/><text:tab/><text:tab/>close(pipechild[1]);</text:p>
      <text:p text:style-name="Standard"><text:tab/><text:tab/><text:tab/>close(pipeparent[0]);</text:p>
      <text:p text:style-name="Standard"><text:tab/><text:tab/>}</text:p>
      <text:p text:style-name="Standard"><text:tab/>}</text:p>
      <text:p text:style-name="Standard"></text:p>
      <text:p text:style-name="Standard"><text:tab/>return 0;</text:p>
      <text:p text:style-name="Standard">}</text:p>
      <text:p text:style-name="Standard">80017@st13-lab312:~/Pulpit/lab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mil Piec</meta:initial-creator>
    <meta:creation-date>2015-10-26T16:50:10</meta:creation-date>
    <dc:date>2015-10-26T16:50:46</dc:date>
    <dc:creator>Kamil Piec</dc:creator>
    <meta:editing-duration>P0D</meta:editing-duration>
    <meta:editing-cycles>1</meta:editing-cycles>
    <meta:document-statistic meta:table-count="0" meta:image-count="0" meta:object-count="0" meta:page-count="4" meta:paragraph-count="151" meta:word-count="621" meta:character-count="5538" meta:non-whitespace-character-count="4603"/>
    <meta:generator>LibreOffice/3.5$Linux_X86_64 LibreOffice_project/350m1$Build-2</meta:generator>
  </office:meta>
</office:document-meta>
</file>